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style:text-underline-style="solid" style:text-underline-color="font-color"/>
    </style:style>
    <style:style style:name="T1_2" style:family="text">
      <style:text-properties fo:font-size="14pt" style:font-size-asian="14pt" style:font-size-complex="14pt" style:text-underline-style="solid" style:text-underline-color="font-color"/>
    </style:style>
    <style:style style:name="T1_3" style:family="text">
      <style:text-properties fo:font-size="14pt" style:font-size-asian="14pt" style:font-size-complex="14pt" style:text-underline-style="solid" style:text-underline-color="font-color"/>
    </style:style>
    <style:style style:name="T1_4" style:family="text">
      <style:text-properties fo:font-size="14pt" style:font-size-asian="14pt" style:font-size-complex="14pt" style:text-underline-style="solid" style:text-underline-color="font-color"/>
    </style:style>
    <style:style style:name="T1_5" style:family="text">
      <style:text-properties fo:font-size="14pt" style:font-size-asian="14pt" style:font-size-complex="14pt" style:text-underline-style="solid" style:text-underline-color="font-color"/>
    </style:style>
    <style:style style:name="P2" style:family="paragraph" style:parent-style-name="Standard">
      <style:paragraph-properties fo:break-before="auto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P3" style:family="paragraph" style:parent-style-name="Standard">
      <style:paragraph-properties fo:break-before="auto" fo:text-indent="1.27cm" fo:line-height="115%" style:writing-mode="lr-tb"/>
    </style:style>
    <style:style style:name="P4" style:family="paragraph" style:parent-style-name="Standard">
      <style:paragraph-properties fo:break-before="auto" fo:text-indent="0cm" fo:line-height="115%" fo:margin-left="0cm" style:writing-mode="lr-tb"/>
    </style:style>
    <style:style style:name="T4_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P6" style:family="paragraph" style:parent-style-name="Standard">
      <style:paragraph-properties fo:break-before="auto" fo:text-indent="0cm" fo:line-height="115%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>
      <style:text-properties fo:font-style="italic" style:font-style-asian="italic" style:font-style-complex="italic"/>
    </style:style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>
      <style:text-properties fo:font-style="italic" style:font-style-asian="italic" style:font-style-complex="italic"/>
    </style:style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>
      <style:text-properties fo:font-style="italic" style:font-style-asian="italic" style:font-style-complex="italic"/>
    </style:style>
    <style:style style:name="T25_82" style:family="text">
      <style:text-properties fo:font-style="italic" style:font-style-asian="italic" style:font-style-complex="italic"/>
    </style:style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Literals</text:span><text:span text:style-name="T1_2"><text:s/></text:span><text:span text:style-name="T1_3">and</text:span><text:span text:style-name="T1_4"><text:s/></text:span><text:span text:style-name="T1_5">Constants</text:span></text:p>
      <text:p text:style-name="P2"><text:span text:style-name="T2_1">A</text:span><text:span text:style-name="T2_2"><text:s/></text:span><text:span text:style-name="T2_3">value</text:span><text:span text:style-name="T2_4"><text:s/></text:span><text:span text:style-name="T2_5">we</text:span><text:span text:style-name="T2_6"><text:s/></text:span><text:span text:style-name="T2_7">cannot</text:span><text:span text:style-name="T2_8"><text:s/></text:span><text:span text:style-name="T2_9">change</text:span><text:span text:style-name="T2_10">,<text:s/></text:span><text:span text:style-name="T2_11">we</text:span><text:span text:style-name="T2_12"><text:s/></text:span><text:span text:style-name="T2_13">call</text:span><text:span text:style-name="T2_14"><text:s/></text:span><text:span text:style-name="T2_15">a</text:span><text:span text:style-name="T2_16"><text:s/></text:span><text:span text:style-name="T2_17">constant</text:span><text:span text:style-name="T2_18">.<text:s/></text:span><text:span text:style-name="T2_19">When</text:span><text:span text:style-name="T2_20"><text:s/></text:span><text:span text:style-name="T2_21">you</text:span><text:span text:style-name="T2_22"><text:s/></text:span><text:span text:style-name="T2_23">create</text:span><text:span text:style-name="T2_24"><text:s/></text:span><text:span text:style-name="T2_25">a</text:span><text:span text:style-name="T2_26"><text:s/></text:span><text:span text:style-name="T2_27">constant</text:span><text:span text:style-name="T2_28"><text:s/></text:span><text:span text:style-name="T2_29">variable</text:span><text:span text:style-name="T2_30">,<text:s/></text:span><text:span text:style-name="T2_31">you</text:span><text:span text:style-name="T2_32"><text:s/></text:span><text:span text:style-name="T2_33">are</text:span><text:span text:style-name="T2_34"><text:s/></text:span><text:span text:style-name="T2_35">unable</text:span><text:span text:style-name="T2_36"><text:s/></text:span><text:span text:style-name="T2_37">to</text:span><text:span text:style-name="T2_38"><text:s/></text:span><text:span text:style-name="T2_39">change</text:span><text:span text:style-name="T2_40"><text:s/></text:span><text:span text:style-name="T2_41">it</text:span><text:span text:style-name="T2_42">,<text:s/></text:span><text:span text:style-name="T2_43">no</text:span><text:span text:style-name="T2_44"><text:s/></text:span><text:span text:style-name="T2_45">matter</text:span><text:span text:style-name="T2_46"><text:s/></text:span><text:span text:style-name="T2_47">what</text:span><text:span text:style-name="T2_48">.<text:s/></text:span><text:span text:style-name="T2_49">There</text:span><text:span text:style-name="T2_50"><text:s/></text:span><text:span text:style-name="T2_51">are</text:span><text:span text:style-name="T2_52"><text:s/></text:span><text:span text:style-name="T2_53">two</text:span><text:span text:style-name="T2_54"><text:s/></text:span><text:span text:style-name="T2_55">types</text:span><text:span text:style-name="T2_56"><text:s/></text:span><text:span text:style-name="T2_57">of</text:span><text:span text:style-name="T2_58"><text:s/></text:span><text:span text:style-name="T2_59">constants</text:span><text:span text:style-name="T2_60">:<text:s/></text:span><text:span text:style-name="T2_61">literal</text:span><text:span text:style-name="T2_62"><text:s/></text:span><text:span text:style-name="T2_63">and</text:span><text:span text:style-name="T2_64"><text:s/></text:span><text:span text:style-name="T2_65">declared</text:span><text:span text:style-name="T2_66"><text:s/></text:span><text:span text:style-name="T2_67">constants</text:span><text:span text:style-name="T2_68"><text:s/>(</text:span><text:span text:style-name="T2_69">const</text:span><text:span text:style-name="T2_70">).<text:s/></text:span></text:p>
      <text:p text:style-name="P3"/>
      <text:p text:style-name="P4"><text:span text:style-name="T4_1">Literal</text:span></text:p>
      <text:p text:style-name="P5"/>
      <text:p text:style-name="P6"><text:span text:style-name="T6_1">A</text:span><text:span text:style-name="T6_2"><text:s/></text:span><text:span text:style-name="T6_3">literal</text:span><text:span text:style-name="T6_4"><text:s/></text:span><text:span text:style-name="T6_5">constant</text:span><text:span text:style-name="T6_6"><text:s/></text:span><text:span text:style-name="T6_7">is</text:span><text:span text:style-name="T6_8"><text:s/></text:span><text:span text:style-name="T6_9">just</text:span><text:span text:style-name="T6_10"><text:s/></text:span><text:span text:style-name="T6_11">a</text:span><text:span text:style-name="T6_12"><text:s/></text:span><text:span text:style-name="T6_13">value</text:span><text:span text:style-name="T6_14"><text:s/></text:span><text:span text:style-name="T6_15">such</text:span><text:span text:style-name="T6_16"><text:s/></text:span><text:span text:style-name="T6_17">as</text:span><text:span text:style-name="T6_18"><text:s/>5,<text:s/>9,<text:s/>103,<text:s/></text:span><text:span text:style-name="T6_19">and</text:span><text:span text:style-name="T6_20"><text:s/>-21.<text:s/></text:span><text:span text:style-name="T6_21">Each</text:span><text:span text:style-name="T6_22"><text:s/></text:span><text:span text:style-name="T6_23">of</text:span><text:span text:style-name="T6_24"><text:s/></text:span><text:span text:style-name="T6_25">those</text:span><text:span text:style-name="T6_26"><text:s/></text:span><text:span text:style-name="T6_27">is</text:span><text:span text:style-name="T6_28"><text:s/></text:span><text:span text:style-name="T6_29">an</text:span><text:span text:style-name="T6_30"><text:s/></text:span><text:span text:style-name="T6_31">int</text:span><text:span text:style-name="T6_32">,<text:s/></text:span><text:span text:style-name="T6_33">but</text:span><text:span text:style-name="T6_34"><text:s/></text:span><text:span text:style-name="T6_35">a</text:span><text:span text:style-name="T6_36"><text:s/></text:span><text:span text:style-name="T6_37">literal</text:span><text:span text:style-name="T6_38"><text:s/></text:span><text:span text:style-name="T6_39">constant</text:span><text:span text:style-name="T6_40"><text:s/></text:span><text:span text:style-name="T6_41">can</text:span><text:span text:style-name="T6_42"><text:s/></text:span><text:span text:style-name="T6_43">be</text:span><text:span text:style-name="T6_44"><text:s/></text:span><text:span text:style-name="T6_45">of</text:span><text:span text:style-name="T6_46"><text:s/></text:span><text:span text:style-name="T6_47">any</text:span><text:span text:style-name="T6_48"><text:s/></text:span><text:span text:style-name="T6_49">data</text:span><text:span text:style-name="T6_50"><text:s/></text:span><text:span text:style-name="T6_51">type</text:span><text:span text:style-name="T6_52">.<text:s/></text:span><text:span text:style-name="T6_53">The</text:span><text:span text:style-name="T6_54"><text:s/></text:span><text:span text:style-name="T6_55">point</text:span><text:span text:style-name="T6_56"><text:s/></text:span><text:span text:style-name="T6_57">is</text:span><text:span text:style-name="T6_58">,<text:s/></text:span><text:span text:style-name="T6_59">these</text:span><text:span text:style-name="T6_60"><text:s/></text:span><text:span text:style-name="T6_61">are</text:span><text:span text:style-name="T6_62"><text:s/></text:span><text:span text:style-name="T6_63">values</text:span><text:span text:style-name="T6_64"><text:s/></text:span><text:span text:style-name="T6_65">that</text:span><text:span text:style-name="T6_66"><text:s/></text:span><text:span text:style-name="T6_67">C</text:span><text:span text:style-name="T6_68">++<text:s/></text:span><text:span text:style-name="T6_69">already</text:span><text:span text:style-name="T6_70"><text:s/></text:span><text:span text:style-name="T6_71">recognizes</text:span><text:span text:style-name="T6_72">,<text:s/></text:span><text:span text:style-name="T6_73">and</text:span><text:span text:style-name="T6_74"><text:s/></text:span><text:span text:style-name="T6_75">can</text:span><text:span text:style-name="T6_76">’</text:span><text:span text:style-name="T6_77">t</text:span><text:span text:style-name="T6_78"><text:s/></text:span><text:span text:style-name="T6_79">be</text:span><text:span text:style-name="T6_80"><text:s/></text:span><text:span text:style-name="T6_81">changed</text:span><text:span text:style-name="T6_82">.<text:s/></text:span><text:span text:style-name="T6_83">In</text:span><text:span text:style-name="T6_84"><text:s/></text:span><text:span text:style-name="T6_85">other</text:span><text:span text:style-name="T6_86"><text:s/></text:span><text:span text:style-name="T6_87">words</text:span><text:span text:style-name="T6_88">,<text:s/></text:span><text:span text:style-name="T6_89">you</text:span><text:span text:style-name="T6_90"><text:s/></text:span><text:span text:style-name="T6_91">can</text:span><text:span text:style-name="T6_92">’</text:span><text:span text:style-name="T6_93">t</text:span><text:span text:style-name="T6_94"><text:s/></text:span><text:span text:style-name="T6_95">give</text:span><text:span text:style-name="T6_96"><text:s/></text:span><text:span text:style-name="T6_97">the</text:span><text:span text:style-name="T6_98"><text:s/></text:span><text:span text:style-name="T6_99">identifier</text:span><text:span text:style-name="T6_100"><text:s/>3<text:s/></text:span><text:span text:style-name="T6_101">the</text:span><text:span text:style-name="T6_102"><text:s/></text:span><text:span text:style-name="T6_103">value</text:span><text:span text:style-name="T6_104"><text:s/></text:span><text:span text:style-name="T6_105">of</text:span><text:span text:style-name="T6_106"><text:s/>4,<text:s/></text:span><text:span text:style-name="T6_107">because</text:span><text:span text:style-name="T6_108"><text:s/>3<text:s/></text:span><text:span text:style-name="T6_109">is</text:span><text:span text:style-name="T6_110"><text:s/></text:span><text:span text:style-name="T6_111">a</text:span><text:span text:style-name="T6_112"><text:s/></text:span><text:span text:style-name="T6_113">constant</text:span><text:span text:style-name="T6_114">.<text:s/></text:span><text:span text:style-name="T6_115">The</text:span><text:span text:style-name="T6_116"><text:s/></text:span><text:span text:style-name="T6_117">table</text:span><text:span text:style-name="T6_118"><text:s/></text:span><text:span text:style-name="T6_119">below</text:span><text:span text:style-name="T6_120"><text:s/></text:span><text:span text:style-name="T6_121">contains</text:span><text:span text:style-name="T6_122"><text:s/></text:span><text:span text:style-name="T6_123">a</text:span><text:span text:style-name="T6_124"><text:s/></text:span><text:span text:style-name="T6_125">few</text:span><text:span text:style-name="T6_126"><text:s/></text:span><text:span text:style-name="T6_127">examples</text:span><text:span text:style-name="T6_128">.</text:span></text:p>
      <text:p text:style-name="P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8"><text:span text:style-name="T8_1">13.8903</text:span></text:p>
            <text:p text:style-name="P9"><text:span text:style-name="T9_1">94.2321</text:span></text:p>
            <text:p text:style-name="P10"><text:span text:style-name="T10_1">-389283220.342423</text:span></text:p>
          </table:table-cell>
          <table:table-cell table:style-name="Cell2">
            <text:p text:style-name="P11"><text:span text:style-name="T11_1">float</text:span></text:p>
          </table:table-cell>
        </table:table-row>
        <table:table-row table:style-name="Row2">
          <table:table-cell table:style-name="Cell3">
            <text:p text:style-name="P12"><text:span text:style-name="T12_1">‘</text:span><text:span text:style-name="T12_2">x</text:span><text:span text:style-name="T12_3">’</text:span></text:p>
            <text:p text:style-name="P13"><text:span text:style-name="T13_1">‘</text:span><text:span text:style-name="T13_2">R</text:span><text:span text:style-name="T13_3">’</text:span></text:p>
            <text:p text:style-name="P14"><text:span text:style-name="T14_1">‘%’</text:span></text:p>
          </table:table-cell>
          <table:table-cell table:style-name="Cell4">
            <text:p text:style-name="P15"><text:span text:style-name="T15_1">char</text:span></text:p>
            <text:p text:style-name="P16"><text:span text:style-name="T16_1">Be</text:span><text:span text:style-name="T16_2"><text:s/></text:span><text:span text:style-name="T16_3">aware</text:span><text:span text:style-name="T16_4">,<text:s/></text:span><text:span text:style-name="T16_5">that</text:span><text:span text:style-name="T16_6"><text:s/></text:span><text:span text:style-name="T16_7">C</text:span><text:span text:style-name="T16_8">++<text:s/></text:span><text:span text:style-name="T16_9">interprets</text:span><text:span text:style-name="T16_10"><text:s/></text:span><text:span text:style-name="T16_11">the</text:span><text:span text:style-name="T16_12"><text:s/></text:span><text:span text:style-name="T16_13">difference</text:span><text:span text:style-name="T16_14"><text:s/></text:span><text:span text:style-name="T16_15">between</text:span><text:span text:style-name="T16_16"><text:s/></text:span><text:span text:style-name="T16_17">a</text:span><text:span text:style-name="T16_18"><text:s/></text:span><text:span text:style-name="T16_19">char</text:span><text:span text:style-name="T16_20"><text:s/></text:span><text:span text:style-name="T16_21">and</text:span><text:span text:style-name="T16_22"><text:s/></text:span><text:span text:style-name="T16_23">a</text:span><text:span text:style-name="T16_24"><text:s/></text:span><text:span text:style-name="T16_25">identifier</text:span><text:span text:style-name="T16_26"><text:s/></text:span><text:span text:style-name="T16_27">by</text:span><text:span text:style-name="T16_28"><text:s/></text:span><text:span text:style-name="T16_29">the</text:span><text:span text:style-name="T16_30"><text:s/></text:span><text:span text:style-name="T16_31">enclosure</text:span><text:span text:style-name="T16_32"><text:s/></text:span><text:span text:style-name="T16_33">of</text:span><text:span text:style-name="T16_34"><text:s/>(‘)<text:s/></text:span><text:span text:style-name="T16_35">single</text:span><text:span text:style-name="T16_36"><text:s/></text:span><text:span text:style-name="T16_37">quotation</text:span><text:span text:style-name="T16_38"><text:s/></text:span><text:span text:style-name="T16_39">marks</text:span><text:span text:style-name="T16_40">.</text:span></text:p>
          </table:table-cell>
        </table:table-row>
        <table:table-row table:style-name="Row3">
          <table:table-cell table:style-name="Cell5">
            <text:p text:style-name="P17"><text:span text:style-name="T17_1">true</text:span></text:p>
            <text:p text:style-name="P18"><text:span text:style-name="T18_1">false</text:span></text:p>
          </table:table-cell>
          <table:table-cell table:style-name="Cell6">
            <text:p text:style-name="P19"><text:span text:style-name="T19_1">bool</text:span></text:p>
            <text:p text:style-name="P20"><text:span text:style-name="T20_1">Notice</text:span><text:span text:style-name="T20_2"><text:s/></text:span><text:span text:style-name="T20_3">that</text:span><text:span text:style-name="T20_4"><text:s/></text:span><text:span text:style-name="T20_5">a</text:span><text:span text:style-name="T20_6"><text:s/></text:span><text:span text:style-name="T20_7">bool</text:span><text:span text:style-name="T20_8"><text:s/></text:span><text:span text:style-name="T20_9">only</text:span><text:span text:style-name="T20_10"><text:s/></text:span><text:span text:style-name="T20_11">has</text:span><text:span text:style-name="T20_12"><text:s/></text:span><text:span text:style-name="T20_13">two</text:span><text:span text:style-name="T20_14"><text:s/></text:span><text:span text:style-name="T20_15">literal</text:span><text:span text:style-name="T20_16"><text:s/></text:span><text:span text:style-name="T20_17">operators</text:span><text:span text:style-name="T20_18">,<text:s/></text:span><text:span text:style-name="T20_19">true</text:span><text:span text:style-name="T20_20"><text:s/></text:span><text:span text:style-name="T20_21">or</text:span><text:span text:style-name="T20_22"><text:s/></text:span><text:span text:style-name="T20_23">false</text:span><text:span text:style-name="T20_24">.</text:span></text:p>
          </table:table-cell>
        </table:table-row>
      </table:table>
      <text:p text:style-name="P21"/>
      <text:p text:style-name="P22"/>
      <text:p text:style-name="P23"><text:span text:style-name="T23_1">Declared</text:span><text:span text:style-name="T23_2"><text:s/></text:span><text:span text:style-name="T23_3">Constant</text:span></text:p>
      <text:p text:style-name="P24"/>
      <text:p text:style-name="P25"><text:span text:style-name="T25_1">So</text:span><text:span text:style-name="T25_2"><text:s/></text:span><text:span text:style-name="T25_3">what</text:span><text:span text:style-name="T25_4">’</text:span><text:span text:style-name="T25_5">s</text:span><text:span text:style-name="T25_6"><text:s/></text:span><text:span text:style-name="T25_7">the</text:span><text:span text:style-name="T25_8"><text:s/></text:span><text:span text:style-name="T25_9">difference</text:span><text:span text:style-name="T25_10"><text:s/></text:span><text:span text:style-name="T25_11">between</text:span><text:span text:style-name="T25_12"><text:s/></text:span><text:span text:style-name="T25_13">declaring</text:span><text:span text:style-name="T25_14"><text:s/></text:span><text:span text:style-name="T25_15">a</text:span><text:span text:style-name="T25_16"><text:s/></text:span><text:span text:style-name="T25_17">normal</text:span><text:span text:style-name="T25_18"><text:s/></text:span><text:span text:style-name="T25_19">variable</text:span><text:span text:style-name="T25_20"><text:s/></text:span><text:span text:style-name="T25_21">and</text:span><text:span text:style-name="T25_22"><text:s/></text:span><text:span text:style-name="T25_23">a</text:span><text:span text:style-name="T25_24"><text:s/></text:span><text:span text:style-name="T25_25">constant</text:span><text:span text:style-name="T25_26">?<text:s/></text:span><text:span text:style-name="T25_27">When</text:span><text:span text:style-name="T25_28"><text:s/></text:span><text:span text:style-name="T25_29">we</text:span><text:span text:style-name="T25_30"><text:s/></text:span><text:span text:style-name="T25_31">declare</text:span><text:span text:style-name="T25_32"><text:s/></text:span><text:span text:style-name="T25_33">a</text:span><text:span text:style-name="T25_34"><text:s/></text:span><text:span text:style-name="T25_35">constant</text:span><text:span text:style-name="T25_36">,<text:s/></text:span><text:span text:style-name="T25_37">we</text:span><text:span text:style-name="T25_38"><text:s/></text:span><text:span text:style-name="T25_39">simply</text:span><text:span text:style-name="T25_40"><text:s/></text:span><text:span text:style-name="T25_41">place</text:span><text:span text:style-name="T25_42"><text:s/></text:span><text:span text:style-name="T25_43">the</text:span><text:span text:style-name="T25_44"><text:s/></text:span><text:span text:style-name="T25_45">keyword</text:span><text:span text:style-name="T25_46"><text:s/></text:span><text:span text:style-name="T25_47">const</text:span><text:span text:style-name="T25_48"><text:s/></text:span><text:span text:style-name="T25_49">before</text:span><text:span text:style-name="T25_50"><text:s/></text:span><text:span text:style-name="T25_51">the</text:span><text:span text:style-name="T25_52"><text:s/></text:span><text:span text:style-name="T25_53">keyword</text:span><text:span text:style-name="T25_54"><text:s/></text:span><text:span text:style-name="T25_55">of</text:span><text:span text:style-name="T25_56"><text:s/></text:span><text:span text:style-name="T25_57">any</text:span><text:span text:style-name="T25_58"><text:s/></text:span><text:span text:style-name="T25_59">data</text:span><text:span text:style-name="T25_60"><text:s/></text:span><text:span text:style-name="T25_61">type</text:span><text:span text:style-name="T25_62"><text:s/></text:span><text:span text:style-name="T25_63">being</text:span><text:span text:style-name="T25_64"><text:s/></text:span><text:span text:style-name="T25_65">declared</text:span><text:span text:style-name="T25_66">.<text:s/></text:span><text:span text:style-name="T25_67">This</text:span><text:span text:style-name="T25_68"><text:s/></text:span><text:span text:style-name="T25_69">indicates</text:span><text:span text:style-name="T25_70"><text:s/></text:span><text:span text:style-name="T25_71">that</text:span><text:span text:style-name="T25_72"><text:s/></text:span><text:span text:style-name="T25_73">whatever</text:span><text:span text:style-name="T25_74"><text:s/></text:span><text:span text:style-name="T25_75">declaration</text:span><text:span text:style-name="T25_76"><text:s/></text:span><text:span text:style-name="T25_77">follows</text:span><text:span text:style-name="T25_78"><text:s/></text:span><text:span text:style-name="T25_79">the</text:span><text:span text:style-name="T25_80"><text:s/></text:span><text:span text:style-name="T25_81">const</text:span><text:span text:style-name="T25_82"><text:s/></text:span><text:span text:style-name="T25_83">will</text:span><text:span text:style-name="T25_84"><text:s/></text:span><text:span text:style-name="T25_85">be</text:span><text:span text:style-name="T25_86"><text:s/></text:span><text:span text:style-name="T25_87">a</text:span><text:span text:style-name="T25_88"><text:s/></text:span><text:span text:style-name="T25_89">constant</text:span><text:span text:style-name="T25_90"><text:s/></text:span><text:span text:style-name="T25_91">and</text:span><text:span text:style-name="T25_92"><text:s/></text:span><text:span text:style-name="T25_93">cannot</text:span><text:span text:style-name="T25_94"><text:s/></text:span><text:span text:style-name="T25_95">be</text:span><text:span text:style-name="T25_96"><text:s/></text:span><text:span text:style-name="T25_97">changed</text:span><text:span text:style-name="T25_98">.<text:s/></text:span><text:span text:style-name="T25_99">Since</text:span><text:span text:style-name="T25_100"><text:s/></text:span><text:span text:style-name="T25_101">it</text:span><text:span text:style-name="T25_102">’</text:span><text:span text:style-name="T25_103">s</text:span><text:span text:style-name="T25_104"><text:s/></text:span><text:span text:style-name="T25_105">a</text:span><text:span text:style-name="T25_106"><text:s/></text:span><text:span text:style-name="T25_107">constant</text:span><text:span text:style-name="T25_108">,<text:s/></text:span><text:span text:style-name="T25_109">you</text:span><text:span text:style-name="T25_110"><text:s/></text:span><text:span text:style-name="T25_111">will</text:span><text:span text:style-name="T25_112"><text:s/></text:span><text:span text:style-name="T25_113">also</text:span><text:span text:style-name="T25_114"><text:s/></text:span><text:span text:style-name="T25_115">need</text:span><text:span text:style-name="T25_116"><text:s/></text:span><text:span text:style-name="T25_117">to</text:span><text:span text:style-name="T25_118"><text:s/></text:span><text:span text:style-name="T25_119">initialize</text:span><text:span text:style-name="T25_120"><text:s/></text:span><text:span text:style-name="T25_121">the</text:span><text:span text:style-name="T25_122"><text:s/></text:span><text:span text:style-name="T25_123">value</text:span><text:span text:style-name="T25_124"><text:s/></text:span><text:span text:style-name="T25_125">when</text:span><text:span text:style-name="T25_126"><text:s/></text:span><text:span text:style-name="T25_127">you</text:span><text:span text:style-name="T25_128"><text:s/></text:span><text:span text:style-name="T25_129">declare</text:span><text:span text:style-name="T25_130"><text:s/></text:span><text:span text:style-name="T25_131">the</text:span><text:span text:style-name="T25_132"><text:s/></text:span><text:span text:style-name="T25_133">data</text:span><text:span text:style-name="T25_134"><text:s/></text:span><text:span text:style-name="T25_135">type</text:span><text:span text:style-name="T25_136"><text:s/></text:span><text:span text:style-name="T25_137">and</text:span><text:span text:style-name="T25_138"><text:s/></text:span><text:span text:style-name="T25_139">name</text:span><text:span text:style-name="T25_140"><text:s/></text:span><text:span text:style-name="T25_141">of</text:span><text:span text:style-name="T25_142"><text:s/></text:span><text:span text:style-name="T25_143">the</text:span><text:span text:style-name="T25_144"><text:s/></text:span><text:span text:style-name="T25_145">variable</text:span><text:span text:style-name="T25_146">.<text:s/></text:span><text:span text:style-name="T25_147">Here</text:span><text:span text:style-name="T25_148"><text:s/></text:span><text:span text:style-name="T25_149">is</text:span><text:span text:style-name="T25_150"><text:s/></text:span><text:span text:style-name="T25_151">an</text:span><text:span text:style-name="T25_152"><text:s/></text:span><text:span text:style-name="T25_153">example</text:span><text:span text:style-name="T25_154">:</text:span></text:p>
      <text:p text:style-name="P26"/>
      <table:table table:style-name="Table2">
        <table:table-column table:style-name="Column3"/>
        <table:table-row table:style-name="Row4">
          <table:table-cell table:style-name="Cell7">
            <text:p text:style-name="P27"><text:span text:style-name="T27_1">const</text:span><text:span text:style-name="T27_2"><text:s/></text:span><text:span text:style-name="T27_3">float</text:span><text:span text:style-name="T27_4"><text:s/></text:span><text:span text:style-name="T27_5">ring</text:span><text:span text:style-name="T27_6"><text:s/>=<text:s/>3.14;</text:span></text:p>
            <text:p text:style-name="P28"><text:span text:style-name="T28_1">float</text:span><text:span text:style-name="T28_2"><text:s/></text:span><text:span text:style-name="T28_3">radius</text:span><text:span text:style-name="T28_4"><text:s/>=<text:s/>5,<text:s/></text:span><text:span text:style-name="T28_5">diameter</text:span><text:span text:style-name="T28_6">;</text:span></text:p>
            <text:p text:style-name="P29"/>
            <text:p text:style-name="P30"><text:span text:style-name="T30_1">diameter</text:span><text:span text:style-name="T30_2"><text:s/>=<text:s/></text:span><text:span text:style-name="T30_3">radius</text:span><text:span text:style-name="T30_4"><text:s/>*<text:s/></text:span><text:span text:style-name="T30_5">ring</text:span><text:span text:style-name="T30_6">;</text:span></text:p>
            <text:p text:style-name="P31"><text:span text:style-name="T31_1">cout</text:span><text:span text:style-name="T31_2"><text:s/>&lt;&lt;<text:s/></text:span><text:span text:style-name="T31_3">diameter</text:span><text:span text:style-name="T31_4">;</text:span></text:p>
            <text:p text:style-name="P32"/>
            <text:p text:style-name="P33"><text:span text:style-name="T33_1">//</text:span><text:span text:style-name="T33_2">program</text:span><text:span text:style-name="T33_3"><text:s/></text:span><text:span text:style-name="T33_4">outputs</text:span><text:span text:style-name="T33_5"><text:s/>15.7<text:s/></text:span><text:span text:style-name="T33_6">to</text:span><text:span text:style-name="T33_7"><text:s/></text:span><text:span text:style-name="T33_8">the</text:span><text:span text:style-name="T33_9"><text:s/></text:span><text:span text:style-name="T33_10">screen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